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rchiveScanner.trimSeparator( String 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chiveScanner.getIncludedFil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rchiveScanner.getResourceFiles( Project projec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rchiveScanner.setErrorOnMissingArchive( boolean errorOnMissingArchiv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chiveScanner.ini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rchiveScanner.getIncludedFilesCou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rchiveScanner.setEncoding( String enco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chiveScanner.match( String pa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rchiveScanner.scanme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ArchiveScanner.setSrc( File src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chiveScanner.getResource( String 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ArchiveScanner.scan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rchiveScanner.setSrc( Resource sr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rchiveScanner.getResourceDirectories( Project projec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rchiveScanner.getIncludedDirectori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rchiveScanner.getIncludedDirsCou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